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cm" svg:height="9.004cm" svg:x="0.055cm" svg:y="9.455cm">
            <draw:object draw:notify-on-update-of-ranges="Sheet1.A2:Sheet1.A12 Sheet1.B2:Sheet1.B12 Sheet1.D2:Sheet1.D12 Sheet1.A2:Sheet1.A12 Sheet1.C2:Sheet1.C12 Sheet1.A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upply Voltage</text:p>
          </table:table-cell>
          <table:table-cell office:value-type="string" calcext:value-type="string">
            <text:p>Reference Voltage</text:p>
          </table:table-cell>
          <table:table-cell office:value-type="string" calcext:value-type="string">
            <text:p>Iso_Pos Voltage</text:p>
          </table:table-cell>
          <table:table-cell office:value-type="string" calcext:value-type="string">
            <text:p>Iso_Neg Voltage</text:p>
          </table:table-cell>
          <table:table-cell table:number-columns-repeated="2"/>
          <table:table-cell office:value-type="string" calcext:value-type="string">
            <text:p>Rps </text:p>
          </table:table-cell>
          <table:table-cell office:value-type="float" office:value="1205880" calcext:value-type="float">
            <text:p>1205880</text:p>
          </table:table-cell>
          <table:table-cell/>
          <table:table-cell table:style-name="ce1" office:value-type="string" calcext:value-type="string">
            <text:p>Iso_Pos Voltage</text:p>
          </table:table-cell>
          <table:table-cell table:style-name="ce1" office:value-type="string" calcext:value-type="string">
            <text:p>Iso_Neg Vol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.50820327" calcext:value-type="float">
            <text:p>1,50820327</text:p>
          </table:table-cell>
          <table:table-cell office:value-type="float" office:value="1.52028823" calcext:value-type="float">
            <text:p>1,52028823</text:p>
          </table:table-cell>
          <table:table-cell table:number-columns-repeated="2"/>
          <table:table-cell office:value-type="string" calcext:value-type="string">
            <text:p>Rns</text:p>
          </table:table-cell>
          <table:table-cell office:value-type="float" office:value="1205880" calcext:value-type="float">
            <text:p>1205880</text:p>
          </table:table-cell>
          <table:table-cell/>
          <table:table-cell table:formula="of:=[.B2]-([.A2]*[.$H$3])/([.$H$1]+[.$H$2])" office:value-type="float" office:value="1.5" calcext:value-type="float">
            <text:p>1,5</text:p>
          </table:table-cell>
          <table:table-cell table:formula="of:=[.B2]+([.A2]*[.$H$3])/([.$H$1]+[.$H$2]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1.41796887" calcext:value-type="float">
            <text:p>1,41796887</text:p>
          </table:table-cell>
          <table:table-cell office:value-type="float" office:value="1.63952649" calcext:value-type="float">
            <text:p>1,63952649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5100" calcext:value-type="float">
            <text:p>5100</text:p>
          </table:table-cell>
          <table:table-cell/>
          <table:table-cell table:formula="of:=[.B3]-([.A3]*[.$H$3])/([.$H$1]+[.$H$2])" office:value-type="float" office:value="1.39426808637675" calcext:value-type="float">
            <text:p>1,39426808637675</text:p>
          </table:table-cell>
          <table:table-cell table:formula="of:=[.B3]+([.A3]*[.$H$3])/([.$H$1]+[.$H$2])" office:value-type="float" office:value="1.60573191362325" calcext:value-type="float">
            <text:p>1,60573191362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,5</text:p>
          </table:table-cell>
          <table:table-cell office:value-type="float" office:value="1.29067385" calcext:value-type="float">
            <text:p>1,29067385</text:p>
          </table:table-cell>
          <table:table-cell office:value-type="float" office:value="1.72250986" calcext:value-type="float">
            <text:p>1,72250986</text:p>
          </table:table-cell>
          <table:table-cell table:number-columns-repeated="5"/>
          <table:table-cell table:formula="of:=[.B4]-([.A4]*[.$H$3])/([.$H$1]+[.$H$2])" office:value-type="float" office:value="1.28853617275351" calcext:value-type="float">
            <text:p>1,28853617275351</text:p>
          </table:table-cell>
          <table:table-cell table:formula="of:=[.B4]+([.A4]*[.$H$3])/([.$H$1]+[.$H$2])" office:value-type="float" office:value="1.71146382724649" calcext:value-type="float">
            <text:p>1,71146382724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,5</text:p>
          </table:table-cell>
          <table:table-cell office:value-type="float" office:value="1.20607913" calcext:value-type="float">
            <text:p>1,20607913</text:p>
          </table:table-cell>
          <table:table-cell office:value-type="float" office:value="1.84255385" calcext:value-type="float">
            <text:p>1,84255385</text:p>
          </table:table-cell>
          <table:table-cell table:number-columns-repeated="5"/>
          <table:table-cell table:formula="of:=[.B5]-([.A5]*[.$H$3])/([.$H$1]+[.$H$2])" office:value-type="float" office:value="1.18280425913026" calcext:value-type="float">
            <text:p>1,18280425913026</text:p>
          </table:table-cell>
          <table:table-cell table:formula="of:=[.B5]+([.A5]*[.$H$3])/([.$H$1]+[.$H$2])" office:value-type="float" office:value="1.81719574086974" calcext:value-type="float">
            <text:p>1,817195740869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,5</text:p>
          </table:table-cell>
          <table:table-cell office:value-type="float" office:value="1.10617685" calcext:value-type="float">
            <text:p>1,10617685</text:p>
          </table:table-cell>
          <table:table-cell office:value-type="float" office:value="1.94003916" calcext:value-type="float">
            <text:p>1,94003916</text:p>
          </table:table-cell>
          <table:table-cell table:number-columns-repeated="5"/>
          <table:table-cell table:formula="of:=[.B6]-([.A6]*[.$H$3])/([.$H$1]+[.$H$2])" office:value-type="float" office:value="1.07707234550702" calcext:value-type="float">
            <text:p>1,07707234550702</text:p>
          </table:table-cell>
          <table:table-cell table:formula="of:=[.B6]+([.A6]*[.$H$3])/([.$H$1]+[.$H$2])" office:value-type="float" office:value="1.92292765449298" calcext:value-type="float">
            <text:p>1,922927654492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,5</text:p>
          </table:table-cell>
          <table:table-cell office:value-type="float" office:value="0.989355505" calcext:value-type="float">
            <text:p>0,989355505</text:p>
          </table:table-cell>
          <table:table-cell office:value-type="float" office:value="2.03430176" calcext:value-type="float">
            <text:p>2,03430176</text:p>
          </table:table-cell>
          <table:table-cell table:number-columns-repeated="5"/>
          <table:table-cell table:formula="of:=[.B7]-([.A7]*[.$H$3])/([.$H$1]+[.$H$2])" office:value-type="float" office:value="0.971340431883769" calcext:value-type="float">
            <text:p>0,971340431883769</text:p>
          </table:table-cell>
          <table:table-cell table:formula="of:=[.B7]+([.A7]*[.$H$3])/([.$H$1]+[.$H$2])" office:value-type="float" office:value="2.02865956811623" calcext:value-type="float">
            <text:p>2,028659568116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0.8838135" calcext:value-type="float">
            <text:p>0,8838135</text:p>
          </table:table-cell>
          <table:table-cell office:value-type="float" office:value="2.15112329" calcext:value-type="float">
            <text:p>2,15112329</text:p>
          </table:table-cell>
          <table:table-cell table:number-columns-repeated="5"/>
          <table:table-cell table:formula="of:=[.B8]-([.A8]*[.$H$3])/([.$H$1]+[.$H$2])" office:value-type="float" office:value="0.865608518260523" calcext:value-type="float">
            <text:p>0,865608518260523</text:p>
          </table:table-cell>
          <table:table-cell table:formula="of:=[.B8]+([.A8]*[.$H$3])/([.$H$1]+[.$H$2])" office:value-type="float" office:value="2.13439148173948" calcext:value-type="float">
            <text:p>2,1343914817394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815082644628099" calcext:value-type="float">
            <text:p>0,815082644628099</text:p>
          </table:table-cell>
          <table:table-cell table:style-name="ce2" office:value-type="float" office:value="2.1849173553719" calcext:value-type="float">
            <text:p>2,1849173553719</text:p>
          </table:table-cell>
          <table:table-cell table:number-columns-repeated="5"/>
          <table:table-cell table:formula="of:=[.B9]-([.A9]*[.$H$3])/([.$H$1]+[.$H$2])" office:value-type="float" office:value="0.8127425614489" calcext:value-type="float">
            <text:p>0,8127425614489</text:p>
          </table:table-cell>
          <table:table-cell table:formula="of:=[.B9]+([.A9]*[.$H$3])/([.$H$1]+[.$H$2])" office:value-type="float" office:value="2.1872574385511" calcext:value-type="float">
            <text:p>2,18725743855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762396694214876" calcext:value-type="float">
            <text:p>0,762396694214876</text:p>
          </table:table-cell>
          <table:table-cell table:style-name="ce2" office:value-type="float" office:value="2.23760330578512" calcext:value-type="float">
            <text:p>2,23760330578512</text:p>
          </table:table-cell>
          <table:table-cell table:number-columns-repeated="5"/>
          <table:table-cell table:formula="of:=[.B10]-([.A10]*[.$H$3])/([.$H$1]+[.$H$2])" office:value-type="float" office:value="0.759876604637277" calcext:value-type="float">
            <text:p>0,759876604637277</text:p>
          </table:table-cell>
          <table:table-cell table:formula="of:=[.B10]+([.A10]*[.$H$3])/([.$H$1]+[.$H$2])" office:value-type="float" office:value="2.24012339536272" calcext:value-type="float">
            <text:p>2,240123395362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709710743801653" calcext:value-type="float">
            <text:p>0,709710743801653</text:p>
          </table:table-cell>
          <table:table-cell table:style-name="ce2" office:value-type="float" office:value="2.29028925619835" calcext:value-type="float">
            <text:p>2,29028925619835</text:p>
          </table:table-cell>
          <table:table-cell table:number-columns-repeated="5"/>
          <table:table-cell table:formula="of:=[.B11]-([.A11]*[.$H$3])/([.$H$1]+[.$H$2])" office:value-type="float" office:value="0.707010647825654" calcext:value-type="float">
            <text:p>0,707010647825654</text:p>
          </table:table-cell>
          <table:table-cell table:formula="of:=[.B11]+([.A11]*[.$H$3])/([.$H$1]+[.$H$2])" office:value-type="float" office:value="2.29298935217435" calcext:value-type="float">
            <text:p>2,292989352174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65702479338843" calcext:value-type="float">
            <text:p>0,65702479338843</text:p>
          </table:table-cell>
          <table:table-cell table:style-name="ce2" office:value-type="float" office:value="2.34297520661157" calcext:value-type="float">
            <text:p>2,34297520661157</text:p>
          </table:table-cell>
          <table:table-cell table:number-columns-repeated="5"/>
          <table:table-cell table:formula="of:=[.B12]-([.A12]*[.$H$3])/([.$H$1]+[.$H$2])" office:value-type="float" office:value="0.654144691014031" calcext:value-type="float">
            <text:p>0,654144691014031</text:p>
          </table:table-cell>
          <table:table-cell table:formula="of:=[.B12]+([.A12]*[.$H$3])/([.$H$1]+[.$H$2])" office:value-type="float" office:value="2.34585530898597" calcext:value-type="float">
            <text:p>2,34585530898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1:46:55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22T13:03:36.712000000</dc:date>
    <meta:editing-duration>PT25M37S</meta:editing-duration>
    <meta:editing-cycles>6</meta:editing-cycles>
    <meta:document-statistic meta:table-count="1" meta:cell-count="7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3.456cm" svg:y="3.705cm" style:legend-expansion="high" chart:style-name="ch2"/>
        <chart:plot-area chart:style-name="ch3" table:cell-range-address="Sheet1.A2:Sheet1.D12" chart:data-source-has-labels="row" svg:x="0.319cm" svg:y="0.18cm" svg:width="12.818cm" svg:height="8.645cm">
          <chartooo:coordinate-region svg:x="1.046cm" svg:y="0.379cm" svg:width="11.81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loext:label-string="vref" chart:class="chart:scatter">
            <chart:domain table:cell-range-address="Sheet1.A2:Sheet1.A12"/>
            <chart:data-point chart:repeated="11"/>
          </chart:series>
          <chart:series chart:style-name="ch7" chart:values-cell-range-address="Sheet1.D2:Sheet1.D12" loext:label-string="iso_neg" chart:class="chart:scatter">
            <chart:data-point chart:repeated="11"/>
          </chart:series>
          <chart:series chart:style-name="ch8" chart:values-cell-range-address="Sheet1.C2:Sheet1.C12" loext:label-string="iso_pos" chart:class="chart:scatter">
            <chart:domain table:cell-range-address="Sheet1.A2:Sheet1.B12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ref</text:p>
              </table:table-cell>
              <table:table-cell office:value-type="string">
                <text:p>iso_neg</text:p>
              </table:table-cell>
              <table:table-cell office:value-type="string">
                <text:p>Столбец A Столбец B</text:p>
              </table:table-cell>
              <table:table-cell office:value-type="string">
                <text:p>iso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.5">
                <text:p>1.5</text:p>
                <draw:g>
                  <svg:desc>Sheet1.B2:Sheet1.B12</svg:desc>
                </draw:g>
              </table:table-cell>
              <table:table-cell office:value-type="float" office:value="1.52028823">
                <text:p>1.52028823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A2:Sheet1.B12</svg:desc>
                </draw:g>
              </table:table-cell>
              <table:table-cell office:value-type="float" office:value="1.50820327">
                <text:p>1.50820327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5">
                <text:p>1.5</text:p>
              </table:table-cell>
              <table:table-cell office:value-type="float" office:value="1.63952649">
                <text:p>1.63952649</text:p>
              </table:table-cell>
              <table:table-cell office:value-type="float" office:value="50">
                <text:p>50</text:p>
              </table:table-cell>
              <table:table-cell office:value-type="float" office:value="1.41796887">
                <text:p>1.4179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1.72250986">
                <text:p>1.72250986</text:p>
              </table:table-cell>
              <table:table-cell office:value-type="float" office:value="100">
                <text:p>100</text:p>
              </table:table-cell>
              <table:table-cell office:value-type="float" office:value="1.29067385">
                <text:p>1.29067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1.84255385">
                <text:p>1.84255385</text:p>
              </table:table-cell>
              <table:table-cell office:value-type="float" office:value="150">
                <text:p>150</text:p>
              </table:table-cell>
              <table:table-cell office:value-type="float" office:value="1.20607913">
                <text:p>1.20607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5">
                <text:p>1.5</text:p>
              </table:table-cell>
              <table:table-cell office:value-type="float" office:value="1.94003916">
                <text:p>1.94003916</text:p>
              </table:table-cell>
              <table:table-cell office:value-type="float" office:value="200">
                <text:p>200</text:p>
              </table:table-cell>
              <table:table-cell office:value-type="float" office:value="1.10617685">
                <text:p>1.10617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5">
                <text:p>1.5</text:p>
              </table:table-cell>
              <table:table-cell office:value-type="float" office:value="2.03430176">
                <text:p>2.03430176</text:p>
              </table:table-cell>
              <table:table-cell office:value-type="float" office:value="250">
                <text:p>250</text:p>
              </table:table-cell>
              <table:table-cell office:value-type="float" office:value="0.989355505">
                <text:p>0.989355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.15112329">
                <text:p>2.15112329</text:p>
              </table:table-cell>
              <table:table-cell office:value-type="float" office:value="300">
                <text:p>300</text:p>
              </table:table-cell>
              <table:table-cell office:value-type="float" office:value="0.8838135">
                <text:p>0.8838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.1849173553719">
                <text:p>2.1849173553719</text:p>
              </table:table-cell>
              <table:table-cell office:value-type="float" office:value="325">
                <text:p>325</text:p>
              </table:table-cell>
              <table:table-cell office:value-type="float" office:value="0.815082644628099">
                <text:p>0.815082644628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.23760330578512">
                <text:p>2.23760330578512</text:p>
              </table:table-cell>
              <table:table-cell office:value-type="float" office:value="350">
                <text:p>350</text:p>
              </table:table-cell>
              <table:table-cell office:value-type="float" office:value="0.762396694214876">
                <text:p>0.762396694214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.29028925619835">
                <text:p>2.29028925619835</text:p>
              </table:table-cell>
              <table:table-cell office:value-type="float" office:value="375">
                <text:p>375</text:p>
              </table:table-cell>
              <table:table-cell office:value-type="float" office:value="0.709710743801653">
                <text:p>0.709710743801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.34297520661157">
                <text:p>2.34297520661157</text:p>
              </table:table-cell>
              <table:table-cell office:value-type="float" office:value="400">
                <text:p>400</text:p>
              </table:table-cell>
              <table:table-cell office:value-type="float" office:value="0.65702479338843">
                <text:p>0.65702479338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